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db6f0" officeooo:paragraph-rsid="001db6f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a9d3a" officeooo:paragraph-rsid="001a9d3a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a9d3a"/>
    </style:style>
    <style:style style:name="T3" style:family="text">
      <style:text-properties officeooo:rsid="001bbd02"/>
    </style:style>
    <style:style style:name="T4" style:family="text">
      <style:text-properties officeooo:rsid="001db6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5. Consulter les catalogu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Consulter les catalogues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<text:span text:style-name="T1">ésire consulter les catalogues d'articles.</text:span>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7"><text:span text:style-name="T2">M</text:span>embre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.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6"/>
      <text:p text:style-name="P5">Il est possible à un membre de consulter tous les catalogues du système. C'est d'ailleurs le principal avantage qu'un membre à par rapport à un non membre. </text:p>
      <text:p text:style-name="P5"/>
      <text:p text:style-name="P4">Lorsque l'utilisateur désire <text:span text:style-name="T2">consulter les catalogues</text:span>, il lui faut être authentifi<text:span text:style-name="T4">é. Il est par la suite redirigé vers son panneau de contrôle et peut cliquer pour accéder aux catalogues.</text:span></text:p>
      <text:p text:style-name="P4"/>
      <text:p text:style-name="P3">Scénario d'opération</text:p>
      <text:list xml:id="list4673280354587623821" text:style-name="L1">
        <text:list-item>
          <text:p text:style-name="P10">L'utilisateur s'authentifie et passe alors au status de « membre ».</text:p>
        </text:list-item>
        <text:list-item>
          <text:p text:style-name="P11">Le membre peut <text:span text:style-name="T3">accéder à tous les catalogues disponibles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5:14.948318148</dc:date>
    <meta:editing-duration>PT45M15S</meta:editing-duration>
    <meta:editing-cycles>11</meta:editing-cycles>
    <meta:generator>LibreOffice/4.4.7.2$Linux_X86_64 LibreOffice_project/40m0$Build-2</meta:generator>
    <meta:document-statistic meta:table-count="1" meta:image-count="0" meta:object-count="0" meta:page-count="1" meta:paragraph-count="21" meta:word-count="113" meta:character-count="756" meta:non-whitespace-character-count="665"/>
  </office:meta>
</office:document-meta>
</file>